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ichen = signifikante form/ hülle, die der menschliche Empfänger mit Information füllt.</text:p>
      <text:p text:style-name="Standard"/>
      <text:p text:style-name="Standard">Zeichen signifikationsprozess: System zu System: Terminus-Terminus-Äquivalenz (bsp. Niveau0 im System Wasser; zugewiesen ABC im System Zeichen)</text:p>
      <text:p text:style-name="Standard"/>
      <text:p text:style-name="Standard">Eigenschaft:</text:p>
      <text:p text:style-name="Standard"><text:tab/>-kontrasti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0:45:38.78</meta:creation-date>
    <dc:date>2013-02-01T12:16:42.62</dc:date>
    <meta:editing-duration>PT1H31M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4" meta:word-count="30" meta:character-count="255"/>
  </office:meta>
</office:document-meta>
</file>